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f5d" officeooo:paragraph-rsid="00158f5d"/>
    </style:style>
    <style:style style:name="P2" style:family="paragraph" style:parent-style-name="Standard">
      <style:text-properties officeooo:rsid="00158f5d" officeooo:paragraph-rsid="0016b92a"/>
    </style:style>
    <style:style style:name="P3" style:family="paragraph" style:parent-style-name="Standard">
      <style:text-properties fo:font-size="16pt" fo:font-weight="bold" officeooo:rsid="00158f5d" officeooo:paragraph-rsid="00158f5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58f5d" officeooo:paragraph-rsid="001a9d3c" fo:background-color="#ffff00"/>
    </style:style>
    <style:style style:name="P5" style:family="paragraph" style:parent-style-name="Standard">
      <style:text-properties fo:font-style="italic" officeooo:rsid="00158f5d" officeooo:paragraph-rsid="001a9d3c" style:font-style-asian="italic" style:font-style-complex="italic"/>
    </style:style>
    <style:style style:name="P6" style:family="paragraph" style:parent-style-name="Standard">
      <style:text-properties fo:font-style="italic" officeooo:rsid="00158f5d" officeooo:paragraph-rsid="001c5728" fo:background-color="#ffff00" style:font-style-asian="italic" style:font-style-complex="italic"/>
    </style:style>
    <style:style style:name="P7" style:family="paragraph" style:parent-style-name="Standard">
      <style:text-properties officeooo:rsid="00158f5d" officeooo:paragraph-rsid="0016b92a"/>
    </style:style>
    <style:style style:name="P8" style:family="paragraph" style:parent-style-name="Standard">
      <style:text-properties officeooo:rsid="00158f5d" officeooo:paragraph-rsid="001c5728" fo:background-color="#ffff00"/>
    </style:style>
    <style:style style:name="T1" style:family="text">
      <style:text-properties officeooo:rsid="0016b92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b92a" style:font-style-asian="italic" style:font-style-complex="italic"/>
    </style:style>
    <style:style style:name="T4" style:family="text">
      <style:text-properties fo:font-style="italic" officeooo:rsid="0019a63d" style:font-style-asian="italic" style:font-style-complex="italic"/>
    </style:style>
    <style:style style:name="T5" style:family="text">
      <style:text-properties fo:font-style="italic" officeooo:rsid="001a9d3c" style:font-style-asian="italic" style:font-style-complex="italic"/>
    </style:style>
    <style:style style:name="T6" style:family="text">
      <style:text-properties fo:font-style="italic" officeooo:rsid="001c5728" style:font-style-asian="italic" style:font-style-complex="italic"/>
    </style:style>
    <style:style style:name="T7" style:family="text">
      <style:text-properties fo:font-style="normal" officeooo:rsid="0016b92a" style:font-style-asian="normal" style:font-style-complex="normal"/>
    </style:style>
    <style:style style:name="T8" style:family="text">
      <style:text-properties fo:font-style="normal" officeooo:rsid="001c572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blUser</text:p>
      <text:p text:style-name="P1">- user_id <text:span text:style-name="T2">(int </text:span><text:span text:style-name="T3">unsigned</text:span><text:span text:style-name="T2"> auto increment not null)</text:span></text:p>
      <text:p text:style-name="P1">- username <text:span text:style-name="T2">(varchar(2</text:span><text:span text:style-name="T3">4</text:span><text:span text:style-name="T2">) not null)</text:span></text:p>
      <text:p text:style-name="P5">- account_creation_date (datetime not null)</text:p>
      <text:p text:style-name="P4"><text:span text:style-name="T2">- </text:span><text:span text:style-name="T5">last_logged_in_date</text:span><text:span text:style-name="T2"> (datetime not null)</text:span></text:p>
      <text:p text:style-name="P1">- user_mail <text:span text:style-name="T2">(varchar(255) not null)</text:span></text:p>
      <text:p text:style-name="P1">- salt <text:span text:style-name="T2">(varchar(255) not null)</text:span></text:p>
      <text:p text:style-name="P1">- hash <text:span text:style-name="T2">(varchar(</text:span><text:span text:style-name="T4">40</text:span><text:span text:style-name="T2">) not null)</text:span></text:p>
      <text:p text:style-name="P3">tblPermission</text:p>
      <text:p text:style-name="P1">- permission_id <text:span text:style-name="T2">(int </text:span><text:span text:style-name="T3">unsigned </text:span><text:span text:style-name="T2">auto increment not null)</text:span></text:p>
      <text:p text:style-name="P1">- permission_name <text:span text:style-name="T3">(varchar(24) not null)</text:span></text:p>
      <text:p text:style-name="P3">tblCollaborator</text:p>
      <text:p text:style-name="P1">- collaborator_id <text:span text:style-name="T2">(int </text:span><text:span text:style-name="T3">unsigned </text:span><text:span text:style-name="T2">auto increment not null)</text:span></text:p>
      <text:p text:style-name="P2">- user_id <text:span text:style-name="T3">(int unsigned not null) (foreign key reference tblUser.user_id)</text:span></text:p>
      <text:p text:style-name="P2">- file_id <text:span text:style-name="T3">(int unsigned not null) (foreign key reference tblFile.file_id)</text:span></text:p>
      <text:p text:style-name="P3">tblFolder</text:p>
      <text:p text:style-name="P1">- folder_id <text:span text:style-name="T2">(int </text:span><text:span text:style-name="T3">unsigned </text:span><text:span text:style-name="T2">auto increment not null)</text:span></text:p>
      <text:p text:style-name="P2">- owner_id <text:span text:style-name="T3">(int unsigned not null) (foreign key reference tblUser.user_id)</text:span></text:p>
      <text:p text:style-name="P2">- size <text:span text:style-name="T3">(int unsigned not null)</text:span></text:p>
      <text:p text:style-name="P2">- file_count <text:span text:style-name="T3">(int unsigned not null)</text:span></text:p>
      <text:p text:style-name="P3">tblFile</text:p>
      <text:p text:style-name="P1">- file_id <text:span text:style-name="T2">(int auto increment not null)</text:span></text:p>
      <text:p text:style-name="P1">- name <text:span text:style-name="T3">(varchar(255) not null)</text:span></text:p>
      <text:p text:style-name="P1">- sequence <text:span text:style-name="T3">(varchar(24) not null)</text:span></text:p>
      <text:p text:style-name="P2">- uploader_<text:span text:style-name="T1">id </text:span><text:span text:style-name="T3">(int unsigned not null) (foreign key reference tblUser.user_id)</text:span></text:p>
      <text:p text:style-name="P2">- folder_id <text:span text:style-name="T3">(int unsigned not null) (foreign key reference tblFolder.folder_id)</text:span></text:p>
      <text:p text:style-name="P8"><text:span text:style-name="T3">- </text:span><text:span text:style-name="T8">checksum</text:span><text:span text:style-name="T3"> (varchar(</text:span><text:span text:style-name="T6">64</text:span><text:span text:style-name="T3">) not null)</text:span></text:p>
      <text:p text:style-name="P6"><text:span text:style-name="T1">- </text:span><text:span text:style-name="T7">checksum_date</text:span><text:span text:style-name="T1"> (datetime not null)</text:span></text:p>
      <text:p text:style-name="P6"><text:span text:style-name="T1">- </text:span><text:span text:style-name="T7">account_creation_date</text:span><text:span text:style-name="T1"> (datetime not nul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0:26:43.126000000</meta:creation-date>
    <dc:date>2016-09-24T13:18:19.458000000</dc:date>
    <meta:editing-duration>PT1H1M32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9" meta:word-count="166" meta:character-count="1165" meta:non-whitespace-character-count="1028"/>
  </office:meta>
</office:document-meta>
</file>